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d5e" officeooo:paragraph-rsid="001a9d5e"/>
    </style:style>
    <style:style style:name="P2" style:family="paragraph" style:parent-style-name="Standard" style:list-style-name="L1">
      <style:text-properties officeooo:rsid="001a9d5e" officeooo:paragraph-rsid="001a9d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o title</text:p>
      <text:p text:style-name="P1">bar text</text:p>
      <text:p text:style-name="P1"/>
      <text:list xml:id="list3093646682700773268" text:style-name="L1">
        <text:list-item>
          <text:p text:style-name="P2">meow list</text:p>
        </text:list-item>
        <text:list-item>
          <text:p text:style-name="P2">cat list</text:p>
        </text:list-item>
      </text:list>
      <text:p text:style-name="P1"/>
      <text:p text:style-name="P1">baz 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0:47:38.457650980</meta:creation-date>
    <dc:date>2018-02-08T00:49:09.024803724</dc:date>
    <meta:editing-duration>PT1M3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3" meta:character-count="49" meta:non-whitespace-character-count="43"/>
  </office:meta>
</office:document-meta>
</file>